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41cm"/>
    </style:style>
    <style:style style:name="co2" style:family="table-column">
      <style:table-column-properties fo:break-before="auto" style:column-width="12.102cm"/>
    </style:style>
    <style:style style:name="co3" style:family="table-column">
      <style:table-column-properties fo:break-before="auto" style:column-width="17.1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947cm" fo:break-before="auto" style:use-optimal-row-height="true"/>
    </style:style>
    <style:style style:name="ro3" style:family="table-row">
      <style:table-row-properties style:row-height="1.513cm" fo:break-before="auto" style:use-optimal-row-height="false"/>
    </style:style>
    <style:style style:name="ro4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dbb6" fo:wrap-option="wrap" style:vertical-align="middle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999999" fo:wrap-option="wrap" style:vertical-align="middle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9999" fo:wrap-option="wrap" style:vertical-align="middle"/>
      <style:text-properties fo:color="#1b167e" fo:font-size="15pt" style:font-size-asian="15pt" style:font-size-complex="15pt"/>
    </style:style>
    <style:style style:name="ce11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999999" style:vertical-align="middle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b4c7dc" fo:wrap-option="wrap" style:vertical-align="middle"/>
      <style:text-properties fo:font-size="15pt" style:font-size-asian="15pt" style:font-size-complex="15pt"/>
    </style:style>
    <style:style style:name="ce14" style:family="table-cell" style:parent-style-name="Default">
      <style:table-cell-properties style:vertical-align="middle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4" office:value-type="string" calcext:value-type="string">
            <text:p>1° conversa</text:p>
          </table:table-cell>
          <table:table-cell table:style-name="ce4" office:value-type="string" calcext:value-type="string">
            <text:p>Subconversa 1.1</text:p>
          </table:table-cell>
          <table:table-cell table:style-name="ce4" office:value-type="string" calcext:value-type="string">
            <text:p>Subconversa 1.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(ainda não autorizo, aguarde por favor) Não precisa desse tipo no frontend porque com esses dados eu posso exibir no front em forma de tabela, porem quase que 90% do meu acesso como adm será via SSH, porém quero que faça dois favores pra mim antes de começarmos a implemntar o analitycs:</text:p>
          </table:table-cell>
          <table:table-cell table:style-name="ce9"/>
          <table:table-cell table:style-name="ce12"/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- Cria um outra ROLE de SUPER_ADM: Na qual ela me dara o acesso ao analitycs</text:p>
          </table:table-cell>
          <table:table-cell table:style-name="ce12"/>
          <table:table-cell table:number-columns-repeated="1021"/>
        </table:table-row>
        <table:table-row table:style-name="ro4">
          <table:table-cell/>
          <table:table-cell table:style-name="ce9" office:value-type="string" office:string-value="Voce iniciciu a criação de um enum, mais voce está ciente de que até o momento não iniciamos nenhuma configuração de acesso de segurança, e voce lembra né que até o momento estamos salvando na tebela de usuario em uma coluna chamada 'role' o tipo de usuário?&#10;&#10;Eu quero que no momento de registrar um novo usuario o enum role seja chamado e passado o seu valor para este usuario novo, só que porem como eu estou usando o mariadb temos que inserir uma string com o valor da ROLE, pra isso na entidade para este campo precisa ser anotado com @Enumerated(EnumType.STRING) " calcext:value-type="string">
            <text:p>Voce iniciciu a criação de um enum, mais voce está ciente de que até o momento não iniciamos nenhuma configuração de acesso de segurança, e voce lembra né que até o momento estamos salvando na tebela de usuario em uma coluna chamada 'role' o tipo de usuário?</text:p>
            <text:p/>
            <text:p>Eu quero que no momento de registrar um novo usuario o enum role seja chamado e passado o seu valor para este usuario novo, só que porem como eu estou usando o mariadb temos que inserir uma string com o valor da ROLE, pra isso na entidade para este campo precisa ser anotado com @Enumerated(EnumType.STRING) </text:p>
          </table:table-cell>
          <table:table-cell table:style-name="ce13" office:value-type="string" office:string-value="- E o outro é fora deste contexto que eu esqueci de te pedir anteriormente:&#10;&#10;Conforme nós adaptamos o JWT para atuar nos endpoints de requisição, eu preciso que voce avalie por favor os meus outros endpoints e os retornos &#10;de erros deles para que estejam no padrão jwt" calcext:value-type="string">
            <text:p>- E o outro é fora deste contexto que eu esqueci de te pedir anteriormente:</text:p>
            <text:p/>
            <text:p>Conforme nós adaptamos o JWT para atuar nos endpoints de requisição, eu preciso que voce avalie por favor os meus outros endpoints e os retornos </text:p>
            <text:p>de erros deles para que estejam no padrão jwt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RESOLVIDO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20:43:07.447286892</meta:creation-date>
    <meta:generator>LibreOffice/7.3.7.2$Linux_X86_64 LibreOffice_project/30$Build-2</meta:generator>
    <dc:date>2025-06-23T18:22:25.660498911</dc:date>
    <meta:editing-duration>PT1H14M32S</meta:editing-duration>
    <meta:editing-cycles>6</meta:editing-cycles>
    <meta:document-statistic meta:table-count="1" meta:cell-count="8" meta:object-count="0"/>
  </office:meta>
</office:document-meta>
</file>